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équence (Hz)</text:p>
          </table:table-cell>
          <table:table-cell office:value-type="string" calcext:value-type="string">
            <text:p>Déclaration</text:p>
          </table:table-cell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27.5" calcext:value-type="float">
            <text:p>27,5</text:p>
          </table:table-cell>
          <table:table-cell table:formula="of:=&quot;dc. w $&quot; &amp; DEC2HEX(ROUND(1000000/16/[.B2];0))" office:value-type="string" office:string-value="dc. w $8E1" calcext:value-type="string">
            <text:p>dc. w $8E1</text:p>
          </table:table-cell>
        </table:table-row>
        <table:table-row table:style-name="ro2">
          <table:table-cell office:value-type="string" calcext:value-type="string">
            <text:p>A#0</text:p>
          </table:table-cell>
          <table:table-cell office:value-type="float" office:value="29.14" calcext:value-type="float">
            <text:p>29,14</text:p>
          </table:table-cell>
          <table:table-cell table:formula="of:=&quot;dc. w $&quot; &amp; DEC2HEX(ROUND(1000000/16/[.B3];0))" office:value-type="string" office:string-value="dc. w $861" calcext:value-type="string">
            <text:p>dc. w $861</text:p>
          </table:table-cell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30.87" calcext:value-type="float">
            <text:p>30,87</text:p>
          </table:table-cell>
          <table:table-cell table:formula="of:=&quot;dc. w $&quot; &amp; DEC2HEX(ROUND(1000000/16/[.B4];0))" office:value-type="string" office:string-value="dc. w $7E9" calcext:value-type="string">
            <text:p>dc. w $7E9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32.7" calcext:value-type="float">
            <text:p>32,7</text:p>
          </table:table-cell>
          <table:table-cell table:formula="of:=&quot;dc. w $&quot; &amp; DEC2HEX(ROUND(1000000/16/[.B5];0))" office:value-type="string" office:string-value="dc. w $777" calcext:value-type="string">
            <text:p>dc. w $777</text:p>
          </table:table-cell>
        </table:table-row>
        <table:table-row table:style-name="ro2">
          <table:table-cell office:value-type="string" calcext:value-type="string">
            <text:p>C#1</text:p>
          </table:table-cell>
          <table:table-cell office:value-type="float" office:value="34.65" calcext:value-type="float">
            <text:p>34,65</text:p>
          </table:table-cell>
          <table:table-cell table:formula="of:=&quot;dc. w $&quot; &amp; DEC2HEX(ROUND(1000000/16/[.B6];0))" office:value-type="string" office:string-value="dc. w $70C" calcext:value-type="string">
            <text:p>dc. w $70C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6.71" calcext:value-type="float">
            <text:p>36,71</text:p>
          </table:table-cell>
          <table:table-cell table:formula="of:=&quot;dc. w $&quot; &amp; DEC2HEX(ROUND(1000000/16/[.B7];0))" office:value-type="string" office:string-value="dc. w $6A7" calcext:value-type="string">
            <text:p>dc. w $6A7</text:p>
          </table:table-cell>
        </table:table-row>
        <table:table-row table:style-name="ro2">
          <table:table-cell office:value-type="string" calcext:value-type="string">
            <text:p>D#1</text:p>
          </table:table-cell>
          <table:table-cell office:value-type="float" office:value="38.89" calcext:value-type="float">
            <text:p>38,89</text:p>
          </table:table-cell>
          <table:table-cell table:formula="of:=&quot;dc. w $&quot; &amp; DEC2HEX(ROUND(1000000/16/[.B8];0))" office:value-type="string" office:string-value="dc. w $647" calcext:value-type="string">
            <text:p>dc. w $647</text:p>
          </table:table-cell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41.2" calcext:value-type="float">
            <text:p>41,2</text:p>
          </table:table-cell>
          <table:table-cell table:formula="of:=&quot;dc. w $&quot; &amp; DEC2HEX(ROUND(1000000/16/[.B9];0))" office:value-type="string" office:string-value="dc. w $5ED" calcext:value-type="string">
            <text:p>dc. w $5ED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43.65" calcext:value-type="float">
            <text:p>43,65</text:p>
          </table:table-cell>
          <table:table-cell table:formula="of:=&quot;dc. w $&quot; &amp; DEC2HEX(ROUND(1000000/16/[.B10];0))" office:value-type="string" office:string-value="dc. w $598" calcext:value-type="string">
            <text:p>dc. w $598</text:p>
          </table:table-cell>
        </table:table-row>
        <table:table-row table:style-name="ro2">
          <table:table-cell office:value-type="string" calcext:value-type="string">
            <text:p>F#1</text:p>
          </table:table-cell>
          <table:table-cell office:value-type="float" office:value="46.25" calcext:value-type="float">
            <text:p>46,25</text:p>
          </table:table-cell>
          <table:table-cell table:formula="of:=&quot;dc. w $&quot; &amp; DEC2HEX(ROUND(1000000/16/[.B11];0))" office:value-type="string" office:string-value="dc. w $547" calcext:value-type="string">
            <text:p>dc. w $547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&quot;dc. w $&quot; &amp; DEC2HEX(ROUND(1000000/16/[.B12];0))" office:value-type="string" office:string-value="dc. w $4FC" calcext:value-type="string">
            <text:p>dc. w $4FC</text:p>
          </table:table-cell>
        </table:table-row>
        <table:table-row table:style-name="ro2">
          <table:table-cell office:value-type="string" calcext:value-type="string">
            <text:p>G#1</text:p>
          </table:table-cell>
          <table:table-cell office:value-type="float" office:value="51.91" calcext:value-type="float">
            <text:p>51,91</text:p>
          </table:table-cell>
          <table:table-cell table:formula="of:=&quot;dc. w $&quot; &amp; DEC2HEX(ROUND(1000000/16/[.B13];0))" office:value-type="string" office:string-value="dc. w $4B4" calcext:value-type="string">
            <text:p>dc. w $4B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&quot;dc. w $&quot; &amp; DEC2HEX(ROUND(1000000/16/[.B14];0))" office:value-type="string" office:string-value="dc. w $470" calcext:value-type="string">
            <text:p>dc. w $470</text:p>
          </table:table-cell>
        </table:table-row>
        <table:table-row table:style-name="ro2">
          <table:table-cell office:value-type="string" calcext:value-type="string">
            <text:p>A#1</text:p>
          </table:table-cell>
          <table:table-cell office:value-type="float" office:value="58.27" calcext:value-type="float">
            <text:p>58,27</text:p>
          </table:table-cell>
          <table:table-cell table:formula="of:=&quot;dc. w $&quot; &amp; DEC2HEX(ROUND(1000000/16/[.B15];0))" office:value-type="string" office:string-value="dc. w $431" calcext:value-type="string">
            <text:p>dc. w $431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61.74" calcext:value-type="float">
            <text:p>61,74</text:p>
          </table:table-cell>
          <table:table-cell table:formula="of:=&quot;dc. w $&quot; &amp; DEC2HEX(ROUND(1000000/16/[.B16];0))" office:value-type="string" office:string-value="dc. w $3F4" calcext:value-type="string">
            <text:p>dc. w $3F4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65.41" calcext:value-type="float">
            <text:p>65,41</text:p>
          </table:table-cell>
          <table:table-cell table:formula="of:=&quot;dc. w $&quot; &amp; DEC2HEX(ROUND(1000000/16/[.B17];0))" office:value-type="string" office:string-value="dc. w $3BC" calcext:value-type="string">
            <text:p>dc. w $3BC</text:p>
          </table:table-cell>
        </table:table-row>
        <table:table-row table:style-name="ro2">
          <table:table-cell office:value-type="string" calcext:value-type="string">
            <text:p>C#2</text:p>
          </table:table-cell>
          <table:table-cell office:value-type="float" office:value="69.3" calcext:value-type="float">
            <text:p>69,3</text:p>
          </table:table-cell>
          <table:table-cell table:formula="of:=&quot;dc. w $&quot; &amp; DEC2HEX(ROUND(1000000/16/[.B18];0))" office:value-type="string" office:string-value="dc. w $386" calcext:value-type="string">
            <text:p>dc. w $386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73.42" calcext:value-type="float">
            <text:p>73,42</text:p>
          </table:table-cell>
          <table:table-cell table:formula="of:=&quot;dc. w $&quot; &amp; DEC2HEX(ROUND(1000000/16/[.B19];0))" office:value-type="string" office:string-value="dc. w $353" calcext:value-type="string">
            <text:p>dc. w $353</text:p>
          </table:table-cell>
        </table:table-row>
        <table:table-row table:style-name="ro2">
          <table:table-cell office:value-type="string" calcext:value-type="string">
            <text:p>D#2</text:p>
          </table:table-cell>
          <table:table-cell office:value-type="float" office:value="77.78" calcext:value-type="float">
            <text:p>77,78</text:p>
          </table:table-cell>
          <table:table-cell table:formula="of:=&quot;dc. w $&quot; &amp; DEC2HEX(ROUND(1000000/16/[.B20];0))" office:value-type="string" office:string-value="dc. w $324" calcext:value-type="string">
            <text:p>dc. w $324</text:p>
          </table:table-cell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82.41" calcext:value-type="float">
            <text:p>82,41</text:p>
          </table:table-cell>
          <table:table-cell table:formula="of:=&quot;dc. w $&quot; &amp; DEC2HEX(ROUND(1000000/16/[.B21];0))" office:value-type="string" office:string-value="dc. w $2F6" calcext:value-type="string">
            <text:p>dc. w $2F6</text:p>
          </table:table-cell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7.31" calcext:value-type="float">
            <text:p>87,31</text:p>
          </table:table-cell>
          <table:table-cell table:formula="of:=&quot;dc. w $&quot; &amp; DEC2HEX(ROUND(1000000/16/[.B22];0))" office:value-type="string" office:string-value="dc. w $2CC" calcext:value-type="string">
            <text:p>dc. w $2CC</text:p>
          </table:table-cell>
        </table:table-row>
        <table:table-row table:style-name="ro2">
          <table:table-cell office:value-type="string" calcext:value-type="string">
            <text:p>F#2</text:p>
          </table:table-cell>
          <table:table-cell office:value-type="float" office:value="92.5" calcext:value-type="float">
            <text:p>92,5</text:p>
          </table:table-cell>
          <table:table-cell table:formula="of:=&quot;dc. w $&quot; &amp; DEC2HEX(ROUND(1000000/16/[.B23];0))" office:value-type="string" office:string-value="dc. w $2A4" calcext:value-type="string">
            <text:p>dc. w $2A4</text:p>
          </table:table-cell>
        </table:table-row>
        <table:table-row table:style-name="ro2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&quot;dc. w $&quot; &amp; DEC2HEX(ROUND(1000000/16/[.B24];0))" office:value-type="string" office:string-value="dc. w $27E" calcext:value-type="string">
            <text:p>dc. w $27E</text:p>
          </table:table-cell>
        </table:table-row>
        <table:table-row table:style-name="ro2">
          <table:table-cell office:value-type="string" calcext:value-type="string">
            <text:p>G#2</text:p>
          </table:table-cell>
          <table:table-cell office:value-type="float" office:value="103.83" calcext:value-type="float">
            <text:p>103,83</text:p>
          </table:table-cell>
          <table:table-cell table:formula="of:=&quot;dc. w $&quot; &amp; DEC2HEX(ROUND(1000000/16/[.B25];0))" office:value-type="string" office:string-value="dc. w $25A" calcext:value-type="string">
            <text:p>dc. w $25A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&quot;dc. w $&quot; &amp; DEC2HEX(ROUND(1000000/16/[.B26];0))" office:value-type="string" office:string-value="dc. w $238" calcext:value-type="string">
            <text:p>dc. w $238</text:p>
          </table:table-cell>
        </table:table-row>
        <table:table-row table:style-name="ro2">
          <table:table-cell office:value-type="string" calcext:value-type="string">
            <text:p>A#2</text:p>
          </table:table-cell>
          <table:table-cell office:value-type="float" office:value="116.54" calcext:value-type="float">
            <text:p>116,54</text:p>
          </table:table-cell>
          <table:table-cell table:formula="of:=&quot;dc. w $&quot; &amp; DEC2HEX(ROUND(1000000/16/[.B27];0))" office:value-type="string" office:string-value="dc. w $218" calcext:value-type="string">
            <text:p>dc. w $218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23.47" calcext:value-type="float">
            <text:p>123,47</text:p>
          </table:table-cell>
          <table:table-cell table:formula="of:=&quot;dc. w $&quot; &amp; DEC2HEX(ROUND(1000000/16/[.B28];0))" office:value-type="string" office:string-value="dc. w $1FA" calcext:value-type="string">
            <text:p>dc. w $1FA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30.81" calcext:value-type="float">
            <text:p>130,81</text:p>
          </table:table-cell>
          <table:table-cell table:formula="of:=&quot;dc. w $&quot; &amp; DEC2HEX(ROUND(1000000/16/[.B29];0))" office:value-type="string" office:string-value="dc. w $1DE" calcext:value-type="string">
            <text:p>dc. w $1DE</text:p>
          </table:table-cell>
        </table:table-row>
        <table:table-row table:style-name="ro2">
          <table:table-cell office:value-type="string" calcext:value-type="string">
            <text:p>C#3</text:p>
          </table:table-cell>
          <table:table-cell office:value-type="float" office:value="138.59" calcext:value-type="float">
            <text:p>138,59</text:p>
          </table:table-cell>
          <table:table-cell table:formula="of:=&quot;dc. w $&quot; &amp; DEC2HEX(ROUND(1000000/16/[.B30];0))" office:value-type="string" office:string-value="dc. w $1C3" calcext:value-type="string">
            <text:p>dc. w $1C3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46.83" calcext:value-type="float">
            <text:p>146,83</text:p>
          </table:table-cell>
          <table:table-cell table:formula="of:=&quot;dc. w $&quot; &amp; DEC2HEX(ROUND(1000000/16/[.B31];0))" office:value-type="string" office:string-value="dc. w $1AA" calcext:value-type="string">
            <text:p>dc. w $1AA</text:p>
          </table:table-cell>
        </table:table-row>
        <table:table-row table:style-name="ro2">
          <table:table-cell office:value-type="string" calcext:value-type="string">
            <text:p>D#3</text:p>
          </table:table-cell>
          <table:table-cell office:value-type="float" office:value="155.56" calcext:value-type="float">
            <text:p>155,56</text:p>
          </table:table-cell>
          <table:table-cell table:formula="of:=&quot;dc. w $&quot; &amp; DEC2HEX(ROUND(1000000/16/[.B32];0))" office:value-type="string" office:string-value="dc. w $192" calcext:value-type="string">
            <text:p>dc. w $192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164.81" calcext:value-type="float">
            <text:p>164,81</text:p>
          </table:table-cell>
          <table:table-cell table:formula="of:=&quot;dc. w $&quot; &amp; DEC2HEX(ROUND(1000000/16/[.B33];0))" office:value-type="string" office:string-value="dc. w $17B" calcext:value-type="string">
            <text:p>dc. w $17B</text:p>
          </table:table-cell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174.61" calcext:value-type="float">
            <text:p>174,61</text:p>
          </table:table-cell>
          <table:table-cell table:formula="of:=&quot;dc. w $&quot; &amp; DEC2HEX(ROUND(1000000/16/[.B34];0))" office:value-type="string" office:string-value="dc. w $166" calcext:value-type="string">
            <text:p>dc. w $166</text:p>
          </table:table-cell>
        </table:table-row>
        <table:table-row table:style-name="ro2">
          <table:table-cell office:value-type="string" calcext:value-type="string">
            <text:p>F#3</text:p>
          </table:table-cell>
          <table:table-cell office:value-type="float" office:value="185" calcext:value-type="float">
            <text:p>185</text:p>
          </table:table-cell>
          <table:table-cell table:formula="of:=&quot;dc. w $&quot; &amp; DEC2HEX(ROUND(1000000/16/[.B35];0))" office:value-type="string" office:string-value="dc. w $152" calcext:value-type="string">
            <text:p>dc. w $152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&quot;dc. w $&quot; &amp; DEC2HEX(ROUND(1000000/16/[.B36];0))" office:value-type="string" office:string-value="dc. w $13F" calcext:value-type="string">
            <text:p>dc. w $13F</text:p>
          </table:table-cell>
        </table:table-row>
        <table:table-row table:style-name="ro2">
          <table:table-cell office:value-type="string" calcext:value-type="string">
            <text:p>G#3</text:p>
          </table:table-cell>
          <table:table-cell office:value-type="float" office:value="207.65" calcext:value-type="float">
            <text:p>207,65</text:p>
          </table:table-cell>
          <table:table-cell table:formula="of:=&quot;dc. w $&quot; &amp; DEC2HEX(ROUND(1000000/16/[.B37];0))" office:value-type="string" office:string-value="dc. w $12D" calcext:value-type="string">
            <text:p>dc. w $12D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&quot;dc. w $&quot; &amp; DEC2HEX(ROUND(1000000/16/[.B38];0))" office:value-type="string" office:string-value="dc. w $11C" calcext:value-type="string">
            <text:p>dc. w $11C</text:p>
          </table:table-cell>
        </table:table-row>
        <table:table-row table:style-name="ro2">
          <table:table-cell office:value-type="string" calcext:value-type="string">
            <text:p>A#3</text:p>
          </table:table-cell>
          <table:table-cell office:value-type="float" office:value="233.08" calcext:value-type="float">
            <text:p>233,08</text:p>
          </table:table-cell>
          <table:table-cell table:formula="of:=&quot;dc. w $&quot; &amp; DEC2HEX(ROUND(1000000/16/[.B39];0))" office:value-type="string" office:string-value="dc. w $10C" calcext:value-type="string">
            <text:p>dc. w $10C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float" office:value="246.94" calcext:value-type="float">
            <text:p>246,94</text:p>
          </table:table-cell>
          <table:table-cell table:formula="of:=&quot;dc. w $&quot; &amp; DEC2HEX(ROUND(1000000/16/[.B40];0))" office:value-type="string" office:string-value="dc. w $FD" calcext:value-type="string">
            <text:p>dc. w $FD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61.63" calcext:value-type="float">
            <text:p>261,63</text:p>
          </table:table-cell>
          <table:table-cell table:formula="of:=&quot;dc. w $&quot; &amp; DEC2HEX(ROUND(1000000/16/[.B41];0))" office:value-type="string" office:string-value="dc. w $EF" calcext:value-type="string">
            <text:p>dc. w $EF</text:p>
          </table:table-cell>
        </table:table-row>
        <table:table-row table:style-name="ro2">
          <table:table-cell office:value-type="string" calcext:value-type="string">
            <text:p>C#4</text:p>
          </table:table-cell>
          <table:table-cell office:value-type="float" office:value="277.18" calcext:value-type="float">
            <text:p>277,18</text:p>
          </table:table-cell>
          <table:table-cell table:formula="of:=&quot;dc. w $&quot; &amp; DEC2HEX(ROUND(1000000/16/[.B42];0))" office:value-type="string" office:string-value="dc. w $E1" calcext:value-type="string">
            <text:p>dc. w $E1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293.66" calcext:value-type="float">
            <text:p>293,66</text:p>
          </table:table-cell>
          <table:table-cell table:formula="of:=&quot;dc. w $&quot; &amp; DEC2HEX(ROUND(1000000/16/[.B43];0))" office:value-type="string" office:string-value="dc. w $D5" calcext:value-type="string">
            <text:p>dc. w $D5</text:p>
          </table:table-cell>
        </table:table-row>
        <table:table-row table:style-name="ro2">
          <table:table-cell office:value-type="string" calcext:value-type="string">
            <text:p>D#4</text:p>
          </table:table-cell>
          <table:table-cell office:value-type="float" office:value="311.13" calcext:value-type="float">
            <text:p>311,13</text:p>
          </table:table-cell>
          <table:table-cell table:formula="of:=&quot;dc. w $&quot; &amp; DEC2HEX(ROUND(1000000/16/[.B44];0))" office:value-type="string" office:string-value="dc. w $C9" calcext:value-type="string">
            <text:p>dc. w $C9</text:p>
          </table:table-cell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329.63" calcext:value-type="float">
            <text:p>329,63</text:p>
          </table:table-cell>
          <table:table-cell table:formula="of:=&quot;dc. w $&quot; &amp; DEC2HEX(ROUND(1000000/16/[.B45];0))" office:value-type="string" office:string-value="dc. w $BE" calcext:value-type="string">
            <text:p>dc. w $BE</text:p>
          </table:table-cell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349.23" calcext:value-type="float">
            <text:p>349,23</text:p>
          </table:table-cell>
          <table:table-cell table:formula="of:=&quot;dc. w $&quot; &amp; DEC2HEX(ROUND(1000000/16/[.B46];0))" office:value-type="string" office:string-value="dc. w $B3" calcext:value-type="string">
            <text:p>dc. w $B3</text:p>
          </table:table-cell>
        </table:table-row>
        <table:table-row table:style-name="ro2">
          <table:table-cell office:value-type="string" calcext:value-type="string">
            <text:p>F#4</text:p>
          </table:table-cell>
          <table:table-cell office:value-type="float" office:value="369.99" calcext:value-type="float">
            <text:p>369,99</text:p>
          </table:table-cell>
          <table:table-cell table:formula="of:=&quot;dc. w $&quot; &amp; DEC2HEX(ROUND(1000000/16/[.B47];0))" office:value-type="string" office:string-value="dc. w $A9" calcext:value-type="string">
            <text:p>dc. w $A9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&quot;dc. w $&quot; &amp; DEC2HEX(ROUND(1000000/16/[.B48];0))" office:value-type="string" office:string-value="dc. w $9F" calcext:value-type="string">
            <text:p>dc. w $9F</text:p>
          </table:table-cell>
        </table:table-row>
        <table:table-row table:style-name="ro2">
          <table:table-cell office:value-type="string" calcext:value-type="string">
            <text:p>G#4</text:p>
          </table:table-cell>
          <table:table-cell office:value-type="float" office:value="415.3" calcext:value-type="float">
            <text:p>415,3</text:p>
          </table:table-cell>
          <table:table-cell table:formula="of:=&quot;dc. w $&quot; &amp; DEC2HEX(ROUND(1000000/16/[.B49];0))" office:value-type="string" office:string-value="dc. w $96" calcext:value-type="string">
            <text:p>dc. w $96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&quot;dc. w $&quot; &amp; DEC2HEX(ROUND(1000000/16/[.B50];0))" office:value-type="string" office:string-value="dc. w $8E" calcext:value-type="string">
            <text:p>dc. w $8E</text:p>
          </table:table-cell>
        </table:table-row>
        <table:table-row table:style-name="ro2">
          <table:table-cell office:value-type="string" calcext:value-type="string">
            <text:p>A#4</text:p>
          </table:table-cell>
          <table:table-cell office:value-type="float" office:value="466.16" calcext:value-type="float">
            <text:p>466,16</text:p>
          </table:table-cell>
          <table:table-cell table:formula="of:=&quot;dc. w $&quot; &amp; DEC2HEX(ROUND(1000000/16/[.B51];0))" office:value-type="string" office:string-value="dc. w $86" calcext:value-type="string">
            <text:p>dc. w $86</text:p>
          </table:table-cell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493.88" calcext:value-type="float">
            <text:p>493,88</text:p>
          </table:table-cell>
          <table:table-cell table:formula="of:=&quot;dc. w $&quot; &amp; DEC2HEX(ROUND(1000000/16/[.B52];0))" office:value-type="string" office:string-value="dc. w $7F" calcext:value-type="string">
            <text:p>dc. w $7F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523.25" calcext:value-type="float">
            <text:p>523,25</text:p>
          </table:table-cell>
          <table:table-cell table:formula="of:=&quot;dc. w $&quot; &amp; DEC2HEX(ROUND(1000000/16/[.B53];0))" office:value-type="string" office:string-value="dc. w $77" calcext:value-type="string">
            <text:p>dc. w $77</text:p>
          </table:table-cell>
        </table:table-row>
        <table:table-row table:style-name="ro2">
          <table:table-cell office:value-type="string" calcext:value-type="string">
            <text:p>C#5</text:p>
          </table:table-cell>
          <table:table-cell office:value-type="float" office:value="554.37" calcext:value-type="float">
            <text:p>554,37</text:p>
          </table:table-cell>
          <table:table-cell table:formula="of:=&quot;dc. w $&quot; &amp; DEC2HEX(ROUND(1000000/16/[.B54];0))" office:value-type="string" office:string-value="dc. w $71" calcext:value-type="string">
            <text:p>dc. w $71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587.33" calcext:value-type="float">
            <text:p>587,33</text:p>
          </table:table-cell>
          <table:table-cell table:formula="of:=&quot;dc. w $&quot; &amp; DEC2HEX(ROUND(1000000/16/[.B55];0))" office:value-type="string" office:string-value="dc. w $6A" calcext:value-type="string">
            <text:p>dc. w $6A</text:p>
          </table:table-cell>
        </table:table-row>
        <table:table-row table:style-name="ro2">
          <table:table-cell office:value-type="string" calcext:value-type="string">
            <text:p>D#5</text:p>
          </table:table-cell>
          <table:table-cell office:value-type="float" office:value="622.25" calcext:value-type="float">
            <text:p>622,25</text:p>
          </table:table-cell>
          <table:table-cell table:formula="of:=&quot;dc. w $&quot; &amp; DEC2HEX(ROUND(1000000/16/[.B56];0))" office:value-type="string" office:string-value="dc. w $64" calcext:value-type="string">
            <text:p>dc. w $64</text:p>
          </table:table-cell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659.26" calcext:value-type="float">
            <text:p>659,26</text:p>
          </table:table-cell>
          <table:table-cell table:formula="of:=&quot;dc. w $&quot; &amp; DEC2HEX(ROUND(1000000/16/[.B57];0))" office:value-type="string" office:string-value="dc. w $5F" calcext:value-type="string">
            <text:p>dc. w $5F</text:p>
          </table:table-cell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698.46" calcext:value-type="float">
            <text:p>698,46</text:p>
          </table:table-cell>
          <table:table-cell table:formula="of:=&quot;dc. w $&quot; &amp; DEC2HEX(ROUND(1000000/16/[.B58];0))" office:value-type="string" office:string-value="dc. w $59" calcext:value-type="string">
            <text:p>dc. w $59</text:p>
          </table:table-cell>
        </table:table-row>
        <table:table-row table:style-name="ro2">
          <table:table-cell office:value-type="string" calcext:value-type="string">
            <text:p>F#5</text:p>
          </table:table-cell>
          <table:table-cell office:value-type="float" office:value="739.99" calcext:value-type="float">
            <text:p>739,99</text:p>
          </table:table-cell>
          <table:table-cell table:formula="of:=&quot;dc. w $&quot; &amp; DEC2HEX(ROUND(1000000/16/[.B59];0))" office:value-type="string" office:string-value="dc. w $54" calcext:value-type="string">
            <text:p>dc. w $54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office:value-type="float" office:value="783.99" calcext:value-type="float">
            <text:p>783,99</text:p>
          </table:table-cell>
          <table:table-cell table:formula="of:=&quot;dc. w $&quot; &amp; DEC2HEX(ROUND(1000000/16/[.B60];0))" office:value-type="string" office:string-value="dc. w $50" calcext:value-type="string">
            <text:p>dc. w $50</text:p>
          </table:table-cell>
        </table:table-row>
        <table:table-row table:style-name="ro2">
          <table:table-cell office:value-type="string" calcext:value-type="string">
            <text:p>G#5</text:p>
          </table:table-cell>
          <table:table-cell office:value-type="float" office:value="830.61" calcext:value-type="float">
            <text:p>830,61</text:p>
          </table:table-cell>
          <table:table-cell table:formula="of:=&quot;dc. w $&quot; &amp; DEC2HEX(ROUND(1000000/16/[.B61];0))" office:value-type="string" office:string-value="dc. w $4B" calcext:value-type="string">
            <text:p>dc. w $4B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&quot;dc. w $&quot; &amp; DEC2HEX(ROUND(1000000/16/[.B62];0))" office:value-type="string" office:string-value="dc. w $47" calcext:value-type="string">
            <text:p>dc. w $47</text:p>
          </table:table-cell>
        </table:table-row>
        <table:table-row table:style-name="ro2">
          <table:table-cell office:value-type="string" calcext:value-type="string">
            <text:p>A#5</text:p>
          </table:table-cell>
          <table:table-cell office:value-type="float" office:value="932.33" calcext:value-type="float">
            <text:p>932,33</text:p>
          </table:table-cell>
          <table:table-cell table:formula="of:=&quot;dc. w $&quot; &amp; DEC2HEX(ROUND(1000000/16/[.B63];0))" office:value-type="string" office:string-value="dc. w $43" calcext:value-type="string">
            <text:p>dc. w $43</text:p>
          </table:table-cell>
        </table:table-row>
        <table:table-row table:style-name="ro2">
          <table:table-cell office:value-type="string" calcext:value-type="string">
            <text:p>B5</text:p>
          </table:table-cell>
          <table:table-cell office:value-type="float" office:value="987.77" calcext:value-type="float">
            <text:p>987,77</text:p>
          </table:table-cell>
          <table:table-cell table:formula="of:=&quot;dc. w $&quot; &amp; DEC2HEX(ROUND(1000000/16/[.B64];0))" office:value-type="string" office:string-value="dc. w $3F" calcext:value-type="string">
            <text:p>dc. w $3F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046.5" calcext:value-type="float">
            <text:p>1046,5</text:p>
          </table:table-cell>
          <table:table-cell table:formula="of:=&quot;dc. w $&quot; &amp; DEC2HEX(ROUND(1000000/16/[.B65];0))" office:value-type="string" office:string-value="dc. w $3C" calcext:value-type="string">
            <text:p>dc. w $3C</text:p>
          </table:table-cell>
        </table:table-row>
        <table:table-row table:style-name="ro2">
          <table:table-cell office:value-type="string" calcext:value-type="string">
            <text:p>C#6</text:p>
          </table:table-cell>
          <table:table-cell office:value-type="float" office:value="1108.73" calcext:value-type="float">
            <text:p>1108,73</text:p>
          </table:table-cell>
          <table:table-cell table:formula="of:=&quot;dc. w $&quot; &amp; DEC2HEX(ROUND(1000000/16/[.B66];0))" office:value-type="string" office:string-value="dc. w $38" calcext:value-type="string">
            <text:p>dc. w $38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1174.66" calcext:value-type="float">
            <text:p>1174,66</text:p>
          </table:table-cell>
          <table:table-cell table:formula="of:=&quot;dc. w $&quot; &amp; DEC2HEX(ROUND(1000000/16/[.B67];0))" office:value-type="string" office:string-value="dc. w $35" calcext:value-type="string">
            <text:p>dc. w $35</text:p>
          </table:table-cell>
        </table:table-row>
        <table:table-row table:style-name="ro2">
          <table:table-cell office:value-type="string" calcext:value-type="string">
            <text:p>D#6</text:p>
          </table:table-cell>
          <table:table-cell office:value-type="float" office:value="1244.51" calcext:value-type="float">
            <text:p>1244,51</text:p>
          </table:table-cell>
          <table:table-cell table:formula="of:=&quot;dc. w $&quot; &amp; DEC2HEX(ROUND(1000000/16/[.B68];0))" office:value-type="string" office:string-value="dc. w $32" calcext:value-type="string">
            <text:p>dc. w $32</text:p>
          </table:table-cell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1318.51" calcext:value-type="float">
            <text:p>1318,51</text:p>
          </table:table-cell>
          <table:table-cell table:formula="of:=&quot;dc. w $&quot; &amp; DEC2HEX(ROUND(1000000/16/[.B69];0))" office:value-type="string" office:string-value="dc. w $2F" calcext:value-type="string">
            <text:p>dc. w $2F</text:p>
          </table:table-cell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1396.91" calcext:value-type="float">
            <text:p>1396,91</text:p>
          </table:table-cell>
          <table:table-cell table:formula="of:=&quot;dc. w $&quot; &amp; DEC2HEX(ROUND(1000000/16/[.B70];0))" office:value-type="string" office:string-value="dc. w $2D" calcext:value-type="string">
            <text:p>dc. w $2D</text:p>
          </table:table-cell>
        </table:table-row>
        <table:table-row table:style-name="ro2">
          <table:table-cell office:value-type="string" calcext:value-type="string">
            <text:p>F#6</text:p>
          </table:table-cell>
          <table:table-cell office:value-type="float" office:value="1479.98" calcext:value-type="float">
            <text:p>1479,98</text:p>
          </table:table-cell>
          <table:table-cell table:formula="of:=&quot;dc. w $&quot; &amp; DEC2HEX(ROUND(1000000/16/[.B71];0))" office:value-type="string" office:string-value="dc. w $2A" calcext:value-type="string">
            <text:p>dc. w $2A</text:p>
          </table:table-cell>
        </table:table-row>
        <table:table-row table:style-name="ro2">
          <table:table-cell office:value-type="string" calcext:value-type="string">
            <text:p>G6</text:p>
          </table:table-cell>
          <table:table-cell office:value-type="float" office:value="1567.98" calcext:value-type="float">
            <text:p>1567,98</text:p>
          </table:table-cell>
          <table:table-cell table:formula="of:=&quot;dc. w $&quot; &amp; DEC2HEX(ROUND(1000000/16/[.B72];0))" office:value-type="string" office:string-value="dc. w $28" calcext:value-type="string">
            <text:p>dc. w $28</text:p>
          </table:table-cell>
        </table:table-row>
        <table:table-row table:style-name="ro2">
          <table:table-cell office:value-type="string" calcext:value-type="string">
            <text:p>G#6</text:p>
          </table:table-cell>
          <table:table-cell office:value-type="float" office:value="1661.22" calcext:value-type="float">
            <text:p>1661,22</text:p>
          </table:table-cell>
          <table:table-cell table:formula="of:=&quot;dc. w $&quot; &amp; DEC2HEX(ROUND(1000000/16/[.B73];0))" office:value-type="string" office:string-value="dc. w $26" calcext:value-type="string">
            <text:p>dc. w $26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&quot;dc. w $&quot; &amp; DEC2HEX(ROUND(1000000/16/[.B74];0))" office:value-type="string" office:string-value="dc. w $24" calcext:value-type="string">
            <text:p>dc. w $24</text:p>
          </table:table-cell>
        </table:table-row>
        <table:table-row table:style-name="ro2">
          <table:table-cell office:value-type="string" calcext:value-type="string">
            <text:p>A#6</text:p>
          </table:table-cell>
          <table:table-cell office:value-type="float" office:value="1864.66" calcext:value-type="float">
            <text:p>1864,66</text:p>
          </table:table-cell>
          <table:table-cell table:formula="of:=&quot;dc. w $&quot; &amp; DEC2HEX(ROUND(1000000/16/[.B75];0))" office:value-type="string" office:string-value="dc. w $22" calcext:value-type="string">
            <text:p>dc. w $22</text:p>
          </table:table-cell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1975.53" calcext:value-type="float">
            <text:p>1975,53</text:p>
          </table:table-cell>
          <table:table-cell table:formula="of:=&quot;dc. w $&quot; &amp; DEC2HEX(ROUND(1000000/16/[.B76];0))" office:value-type="string" office:string-value="dc. w $20" calcext:value-type="string">
            <text:p>dc. w $20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&quot;dc. w $&quot; &amp; DEC2HEX(ROUND(1000000/16/[.B77];0))" office:value-type="string" office:string-value="dc. w $1E" calcext:value-type="string">
            <text:p>dc. w $1E</text:p>
          </table:table-cell>
        </table:table-row>
        <table:table-row table:style-name="ro2">
          <table:table-cell office:value-type="string" calcext:value-type="string">
            <text:p>C#7</text:p>
          </table:table-cell>
          <table:table-cell office:value-type="float" office:value="2217.46" calcext:value-type="float">
            <text:p>2217,46</text:p>
          </table:table-cell>
          <table:table-cell table:formula="of:=&quot;dc. w $&quot; &amp; DEC2HEX(ROUND(1000000/16/[.B78];0))" office:value-type="string" office:string-value="dc. w $1C" calcext:value-type="string">
            <text:p>dc. w $1C</text:p>
          </table:table-cell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2349.32" calcext:value-type="float">
            <text:p>2349,32</text:p>
          </table:table-cell>
          <table:table-cell table:formula="of:=&quot;dc. w $&quot; &amp; DEC2HEX(ROUND(1000000/16/[.B79];0))" office:value-type="string" office:string-value="dc. w $1B" calcext:value-type="string">
            <text:p>dc. w $1B</text:p>
          </table:table-cell>
        </table:table-row>
        <table:table-row table:style-name="ro2">
          <table:table-cell office:value-type="string" calcext:value-type="string">
            <text:p>D#7</text:p>
          </table:table-cell>
          <table:table-cell office:value-type="float" office:value="2489.02" calcext:value-type="float">
            <text:p>2489,02</text:p>
          </table:table-cell>
          <table:table-cell table:formula="of:=&quot;dc. w $&quot; &amp; DEC2HEX(ROUND(1000000/16/[.B80];0))" office:value-type="string" office:string-value="dc. w $19" calcext:value-type="string">
            <text:p>dc. w $19</text:p>
          </table:table-cell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2637.02" calcext:value-type="float">
            <text:p>2637,02</text:p>
          </table:table-cell>
          <table:table-cell table:formula="of:=&quot;dc. w $&quot; &amp; DEC2HEX(ROUND(1000000/16/[.B81];0))" office:value-type="string" office:string-value="dc. w $18" calcext:value-type="string">
            <text:p>dc. w $18</text:p>
          </table:table-cell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793.83" calcext:value-type="float">
            <text:p>2793,83</text:p>
          </table:table-cell>
          <table:table-cell table:formula="of:=&quot;dc. w $&quot; &amp; DEC2HEX(ROUND(1000000/16/[.B82];0))" office:value-type="string" office:string-value="dc. w $16" calcext:value-type="string">
            <text:p>dc. w $16</text:p>
          </table:table-cell>
        </table:table-row>
        <table:table-row table:style-name="ro2">
          <table:table-cell office:value-type="string" calcext:value-type="string">
            <text:p>F#7</text:p>
          </table:table-cell>
          <table:table-cell office:value-type="float" office:value="2959.96" calcext:value-type="float">
            <text:p>2959,96</text:p>
          </table:table-cell>
          <table:table-cell table:formula="of:=&quot;dc. w $&quot; &amp; DEC2HEX(ROUND(1000000/16/[.B83];0))" office:value-type="string" office:string-value="dc. w $15" calcext:value-type="string">
            <text:p>dc. w $15</text:p>
          </table:table-cell>
        </table:table-row>
        <table:table-row table:style-name="ro2">
          <table:table-cell office:value-type="string" calcext:value-type="string">
            <text:p>G7</text:p>
          </table:table-cell>
          <table:table-cell office:value-type="float" office:value="3135.96" calcext:value-type="float">
            <text:p>3135,96</text:p>
          </table:table-cell>
          <table:table-cell table:formula="of:=&quot;dc. w $&quot; &amp; DEC2HEX(ROUND(1000000/16/[.B84];0))" office:value-type="string" office:string-value="dc. w $14" calcext:value-type="string">
            <text:p>dc. w $14</text:p>
          </table:table-cell>
        </table:table-row>
        <table:table-row table:style-name="ro2">
          <table:table-cell office:value-type="string" calcext:value-type="string">
            <text:p>G#7</text:p>
          </table:table-cell>
          <table:table-cell office:value-type="float" office:value="3322.44" calcext:value-type="float">
            <text:p>3322,44</text:p>
          </table:table-cell>
          <table:table-cell table:formula="of:=&quot;dc. w $&quot; &amp; DEC2HEX(ROUND(1000000/16/[.B85];0))" office:value-type="string" office:string-value="dc. w $13" calcext:value-type="string">
            <text:p>dc. w $13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&quot;dc. w $&quot; &amp; DEC2HEX(ROUND(1000000/16/[.B86];0))" office:value-type="string" office:string-value="dc. w $12" calcext:value-type="string">
            <text:p>dc. w $12</text:p>
          </table:table-cell>
        </table:table-row>
        <table:table-row table:style-name="ro2">
          <table:table-cell office:value-type="string" calcext:value-type="string">
            <text:p>A#7</text:p>
          </table:table-cell>
          <table:table-cell office:value-type="float" office:value="3729.31" calcext:value-type="float">
            <text:p>3729,31</text:p>
          </table:table-cell>
          <table:table-cell table:formula="of:=&quot;dc. w $&quot; &amp; DEC2HEX(ROUND(1000000/16/[.B87];0))" office:value-type="string" office:string-value="dc. w $11" calcext:value-type="string">
            <text:p>dc. w $11</text:p>
          </table:table-cell>
        </table:table-row>
        <table:table-row table:style-name="ro2">
          <table:table-cell office:value-type="string" calcext:value-type="string">
            <text:p>B7</text:p>
          </table:table-cell>
          <table:table-cell office:value-type="float" office:value="3951.07" calcext:value-type="float">
            <text:p>3951,07</text:p>
          </table:table-cell>
          <table:table-cell table:formula="of:=&quot;dc. w $&quot; &amp; DEC2HEX(ROUND(1000000/16/[.B88];0))" office:value-type="string" office:string-value="dc. w $10" calcext:value-type="string">
            <text:p>dc. w $10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4186.01" calcext:value-type="float">
            <text:p>4186,01</text:p>
          </table:table-cell>
          <table:table-cell table:formula="of:=&quot;dc. w $&quot; &amp; DEC2HEX(ROUND(1000000/16/[.B89];0))" office:value-type="string" office:string-value="dc. w $F" calcext:value-type="string">
            <text:p>dc. w $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5:55:21.67607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15T18:18:55.262889200</dc:date>
    <meta:editing-duration>PT4H3M53S</meta:editing-duration>
    <meta:editing-cycles>37</meta:editing-cycles>
    <meta:document-statistic meta:table-count="1" meta:cell-count="267" meta:object-count="0"/>
  </office:meta>
</office:document-meta>
</file>